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List_20_Paragraph" style:list-style-name="WWNum2">
      <style:text-properties style:use-window-font-color="true" fo:font-size="14pt" fo:language="ru" fo:country="RU" fo:background-color="#aadcbe" style:font-size-asian="14pt" style:font-size-complex="14pt"/>
    </style:style>
    <style:style style:name="P2" style:family="paragraph" style:parent-style-name="List_20_Paragraph" style:list-style-name="WWNum2">
      <style:text-properties style:use-window-font-color="true" fo:font-size="14pt" fo:language="ru" fo:country="RU" style:font-size-asian="14pt" style:font-size-complex="14pt"/>
    </style:style>
    <style:style style:name="P3" style:family="paragraph" style:parent-style-name="List_20_Paragraph" style:list-style-name="WWNum2">
      <style:text-properties style:use-window-font-color="true" fo:background-color="#aadcbe"/>
    </style:style>
    <style:style style:name="P4" style:family="paragraph" style:parent-style-name="Standard">
      <style:paragraph-properties fo:text-align="center" style:justify-single-word="false"/>
      <style:text-properties style:use-window-font-color="true" fo:font-size="14pt" fo:language="ru" fo:country="RU" style:font-size-asian="14pt" style:font-size-complex="14pt"/>
    </style:style>
    <style:style style:name="P5" style:family="paragraph" style:parent-style-name="Standard" style:master-page-name="Standard">
      <style:paragraph-properties fo:text-align="center" style:justify-single-word="false" style:page-number="auto"/>
      <style:text-properties style:use-window-font-color="true" fo:font-size="14pt" fo:language="ru" fo:country="RU" fo:font-weight="bold" style:font-size-asian="14pt" style:font-weight-asian="bold" style:font-size-complex="14pt"/>
    </style:style>
    <style:style style:name="T1" style:family="text">
      <style:text-properties fo:font-size="14pt" fo:language="ru" fo:country="RU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Теоретическая механика.</text:p>
      <text:p text:style-name="P4">Вопросы к экзамену 2015</text:p>
      <text:list xml:id="list2275875691517664240" text:style-name="WWNum2">
        <text:list-item>
          <text:p text:style-name="P1">Сходящаяся совокупность сил. Условия равновесия сходящейся совокупности сил.</text:p>
        </text:list-item>
        <text:list-item>
          <text:p text:style-name="P1">Не сходящаяся совокупность сил. Условия равновесия не сходящейся совокупности сил.</text:p>
        </text:list-item>
        <text:list-item>
          <text:p text:style-name="P1">Теорема Вариньона.</text:p>
        </text:list-item>
        <text:list-item>
          <text:p text:style-name="P1">Момент пары сил.</text:p>
        </text:list-item>
        <text:list-item>
          <text:p text:style-name="P3"><text:span text:style-name="T1">Равновесие пр</text:span><text:bookmark text:name="_GoBack"/><text:span text:style-name="T1">и наличие силы трения.</text:span></text:p>
        </text:list-item>
        <text:list-item>
          <text:p text:style-name="P1">Центр параллельных сил. Центр тяжести.</text:p>
        </text:list-item>
        <text:list-item>
          <text:p text:style-name="P1">Частные случаи нахождения центра тяжести.</text:p>
        </text:list-item>
        <text:list-item>
          <text:p text:style-name="P2">Траектория скорость ускорения.</text:p>
        </text:list-item>
        <text:list-item>
          <text:p text:style-name="P1">Сложение двух гармонических колебаний одной частоты, распространяющихся в одном направлении.</text:p>
        </text:list-item>
        <text:list-item>
          <text:p text:style-name="P1"><text:s/>Сложение двух взаимно перпендикулярных колебаний.</text:p>
        </text:list-item>
        <text:list-item>
          <text:p text:style-name="P2"><text:s/>Логарифмический декремент затухания.</text:p>
        </text:list-item>
        <text:list-item>
          <text:p text:style-name="P1"><text:s/>Натуральный тетраэдр ускорений.</text:p>
        </text:list-item>
        <text:list-item>
          <text:p text:style-name="P1"><text:s/>Угловая скорость вращения.</text:p>
        </text:list-item>
        <text:list-item>
          <text:p text:style-name="P2"><text:s/>Поле скоростей при перемещении плоской фигуры.</text:p>
        </text:list-item>
        <text:list-item>
          <text:p text:style-name="P1"><text:s/>Мгновенный центр скоростей.</text:p>
        </text:list-item>
        <text:list-item>
          <text:p text:style-name="P1"><text:s/>Мгновенный центр ускорений.</text:p>
        </text:list-item>
        <text:list-item>
          <text:p text:style-name="P2"><text:s/>Кинематика в криволинейной системе координат.</text:p>
        </text:list-item>
        <text:list-item>
          <text:p text:style-name="P2"><text:s/>Скорость и ускорение в обобщенной системе координат.</text:p>
        </text:list-item>
        <text:list-item>
          <text:p text:style-name="P2"><text:s/>Ускорение планет.</text:p>
        </text:list-item>
        <text:list-item>
          <text:p text:style-name="P1"><text:s/>Абсолютное, относительное и переносное движение.</text:p>
        </text:list-item>
        <text:list-item>
          <text:p text:style-name="P1"><text:s/>Поле ускорений. Ускорение Кориолиса.</text:p>
        </text:list-item>
        <text:list-item>
          <text:p text:style-name="P1"><text:s/>Две задачи динамики.</text:p>
        </text:list-item>
        <text:list-item>
          <text:p text:style-name="P2"><text:soft-page-break/>Движение под действием центральных сил.</text:p>
        </text:list-item>
        <text:list-item>
          <text:p text:style-name="P2"><text:s/>Восходящее движение.</text:p>
        </text:list-item>
        <text:list-item>
          <text:p text:style-name="P2"><text:s/>Нисходящее движение.</text:p>
        </text:list-item>
        <text:list-item>
          <text:p text:style-name="P1"><text:s/>Гармонические незатухающие колебания.</text:p>
        </text:list-item>
        <text:list-item>
          <text:p text:style-name="P1"><text:s/>Вынужденные колебания. Резонанс.</text:p>
        </text:list-item>
        <text:list-item>
          <text:p text:style-name="P1"><text:s/>Затухающие колебания.</text:p>
        </text:list-item>
        <text:list-item>
          <text:p text:style-name="P2"><text:s/>Динамика тела переменной массы.</text:p>
        </text:list-item>
        <text:list-item>
          <text:p text:style-name="P1"><text:s/>Импульс. Закон сохранения импульса.</text:p>
        </text:list-item>
        <text:list-item>
          <text:p text:style-name="P1"><text:s/>Момент импульса. Закон сохранения момента импульса.</text:p>
        </text:list-item>
        <text:list-item>
          <text:p text:style-name="P1"><text:s/>Работа. Мощность.</text:p>
        </text:list-item>
        <text:list-item>
          <text:p text:style-name="P1"><text:s/>Кинетическая энергия. Теорема об изменении кинетической энергии.</text:p>
        </text:list-item>
        <text:list-item>
          <text:p text:style-name="P1"><text:s/>Кинетическая энергия вращающегося твердого тела.</text:p>
        </text:list-item>
        <text:list-item>
          <text:p text:style-name="P2"><text:s/>Потенциальная энергия силового поля.</text:p>
        </text:list-item>
        <text:list-item>
          <text:p text:style-name="P2"><text:s/>Динамика плоского движения твердого тела.</text:p>
        </text:list-item>
        <text:list-item>
          <text:p text:style-name="P1"><text:s/>Виртуальные перемещения.</text:p>
        </text:list-item>
        <text:list-item>
          <text:p text:style-name="P2"><text:s/>Идеальные связи.</text:p>
        </text:list-item>
        <text:list-item>
          <text:p text:style-name="P1"><text:s/>Принцип виртуальных перемещений.</text:p>
        </text:list-item>
        <text:list-item>
          <text:p text:style-name="P1"><text:s/>Принцип Даламбера.</text:p>
        </text:list-item>
        <text:list-item>
          <text:p text:style-name="P1"><text:s/>Общие уравнения динамики.</text:p>
        </text:list-item>
        <text:list-item>
          <text:p text:style-name="P2"><text:s/>Уравнение Лагранжа 1-го рода.</text:p>
        </text:list-item>
        <text:list-item>
          <text:p text:style-name="P2"><text:s/>Движение тела по поверхности цилиндра.</text:p>
        </text:list-item>
        <text:list-item>
          <text:p text:style-name="P2"><text:s/>Сферический маятник.</text:p>
        </text:list-item>
        <text:list-item>
          <text:p text:style-name="P1"><text:s/>Уравнение Лагранжа 2-го рода.</text:p>
        </text:list-item>
        <text:list-item>
          <text:p text:style-name="P2"><text:s/>Связанные маятники.</text:p>
        </text:list-item>
        <text:list-item>
          <text:p text:style-name="P2"><text:s/>Изохронный маятник.</text:p>
        </text:list-item>
        <text:list-item>
          <text:p text:style-name="P2"><text:s/>Принцип наименьшего действия.</text:p>
        </text:list-item>
        <text:list-item>
          <text:p text:style-name="P2"><text:soft-page-break/><text:s/>Диссипативная функция Релея.</text:p>
        </text:list-item>
        <text:list-item>
          <text:p text:style-name="P2"><text:s/>Обобщенный импульс. Закон сохранения обобщенного импульса.</text:p>
        </text:list-item>
        <text:list-item>
          <text:p text:style-name="P2"><text:s/>Обобщенная энергия. Закон сохранения обобщенной энергии.</text:p>
        </text:list-item>
        <text:list-item>
          <text:p text:style-name="P2"><text:s/>Канонические уравнения Гамильтона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be" fo:country="BY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be" fo:country="BY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lya</meta:initial-creator>
    <dc:creator>Егор Клёнин</dc:creator>
    <meta:editing-cycles>2</meta:editing-cycles>
    <meta:creation-date>2015-06-04T12:37:00</meta:creation-date>
    <dc:date>2015-12-17T16:11:37.46</dc:date>
    <meta:editing-duration>PT47S</meta:editing-duration>
    <meta:generator>OpenOffice/4.1.1$Win32 OpenOffice.org_project/411m6$Build-9775</meta:generator>
    <meta:document-statistic meta:table-count="0" meta:image-count="0" meta:object-count="0" meta:page-count="3" meta:paragraph-count="54" meta:word-count="267" meta:character-count="208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